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TypeSelector.setOperation( final String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TypeSelector.setCached( final boolean cach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TypeSelector.setValue(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TypeSelector.isCac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TypeSelector.doCach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ileTypeSelector.isSelected( final String 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